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text-position="super 66.6%"/>
    </style:style>
    <style:style style:name="T7" style:parent-style-name="Policepardéfau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color="#000000"/>
    </style:style>
    <style:style style:name="P10" style:parent-style-name="Standard" style:family="paragraph">
      <style:text-properties fo:color="#000000"/>
    </style:style>
    <style:style style:name="P11" style:parent-style-name="Standard" style:family="paragraph">
      <style:text-properties fo:color="#000000"/>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color="#212529"/>
    </style:style>
    <style:style style:name="P14" style:parent-style-name="Standard" style:family="paragraph">
      <style:text-properties fo:font-weight="bold" style:font-weight-asian="bold" style:font-weight-complex="bold" fo:color="#212529"/>
    </style:style>
    <style:style style:name="P15" style:parent-style-name="Standard" style:family="paragraph">
      <style:text-properties fo:color="#212529"/>
    </style:style>
    <style:style style:name="T16" style:parent-style-name="Policepardéfaut" style:family="text">
      <style:text-properties fo:color="#212529"/>
    </style:style>
    <style:style style:name="P17" style:parent-style-name="Standard" style:family="paragraph">
      <style:text-properties fo:color="#212529"/>
    </style:style>
  </office:automatic-styles>
  <office:body>
    <office:text text:use-soft-page-breaks="true">
      <text:p text:style-name="P1">Cours Henry</text:p>
      <text:p text:style-name="P2"/>
      <text:p text:style-name="P3"/>
      <text:p text:style-name="P4">Questions :</text:p>
      <text:p text:style-name="Standard"/>
      <text:p text:style-name="Standard"><text:span text:style-name="T5">1. Comment s’appelle la coalition gouvernementale sous la 4</text:span><text:span text:style-name="T6">e</text:span><text:span text:style-name="T7"><text:s/>République ? Et quels partis sont concernés ?</text:span></text:p>
      <text:p text:style-name="Standard"/>
      <text:p text:style-name="Standard">Les partis concernés sont :</text:p>
      <text:p text:style-name="Standard">Le PCF Partis communiste Français</text:p>
      <text:p text:style-name="Standard">Le SFIO Section française de l’international ouvrière</text:p>
      <text:p text:style-name="Standard">Le MRP Mouvement républicain populaire</text:p>
      <text:p text:style-name="Standard"/>
      <text:p text:style-name="Standard">Tripartisme.</text:p>
      <text:p text:style-name="Standard">Ce tripartisme s’arrête en 1947 avec le renvoi des ministres communiste.<text:s/></text:p>
      <text:p text:style-name="Standard"/>
      <text:p text:style-name="P8">2. Comment la France participe à la construction de l’Europe ?</text:p>
      <text:p text:style-name="P9"/>
      <text:p text:style-name="P10">Jean Monnet et Robert Schumann participent à la construction de l’Europe.<text:s/>Ils sont tous les deux considérés comme pères de l’Europe, c’est Schuman, en 1950 qui propose la mise en commun de la production du charbon et de l’acier entre la RFA et la France.<text:s/>Ceci mène à la création du CECA (communauté européenne du charbon et de l’acier), cette fois-ci ce sont 6 pays concernés : France, la RFA, l’Italie, la Belgique et le Luxembourg. 1950 : CEE (communauté économique Européenne).</text:p>
      <text:p text:style-name="P11"/>
      <text:p text:style-name="P12">3. En quoi la France ouvre la voie vers l’indépendance de certaines de ses colonies dans les années 50 ?</text:p>
      <text:p text:style-name="P13"/>
      <text:p text:style-name="Standard">Le Maroc, la Tunisie, guerre d’Indochine voie leurs indépendance dans les années 50.<text:s/></text:p>
      <text:p text:style-name="Standard"/>
      <text:p text:style-name="P14">4. Comment est ce<text:s/>que De Gaulle arrive au pouvoir et met en place la Ve République ?</text:p>
      <text:p text:style-name="Standard"/>
      <text:p text:style-name="Standard">Par référendum, dût au problèmes en Algérie, et les indépendances.</text:p>
      <text:p text:style-name="Standard"/>
      <text:p text:style-name="P15"/>
      <text:p text:style-name="Standard"><text:span text:style-name="T16">Quiz géo :<text:s/></text:span><text:a xlink:href="https://online.seterra.com/fr/vgp/3007" office:target-frame-name="_top" xlink:show="replace"><text:a xlink:href="https://online.seterra.com/fr/vgp/3007" office:target-frame-name="_top" xlink:show="replace"><text:span text:style-name="Lienhypertexte">https://online.seterra.com/fr/vgp/3007</text:span></text:a></text:a></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nry Letellier</dc:creator>
    <meta:creation-date>2021-03-06T10:00:00Z</meta:creation-date>
    <dc:date>2021-03-06T11:04:00Z</dc:date>
    <meta:template xlink:href="Normal.dotm" xlink:type="simple"/>
    <meta:editing-cycles>7</meta:editing-cycles>
    <meta:editing-duration>PT3420S</meta:editing-duration>
    <meta:document-statistic meta:page-count="1" meta:paragraph-count="2" meta:word-count="221" meta:character-count="1435" meta:row-count="10" meta:non-whitespace-character-count="1216"/>
  </office:meta>
</office:document-meta>
</file>